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mage no</text:p>
          </table:table-cell>
          <table:table-cell table:style-name="Default" office:value-type="string" calcext:value-type="string">
            <text:p>name </text:p>
          </table:table-cell>
          <table:table-cell office:value-type="string" calcext:value-type="string">
            <text:p>locatio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hima Mukhtar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3, BharatGunj, Delhii - 1510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tika Sib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91, Gowri Villas, Aundh Bengaluru - 58532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amod Devarukhkar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42, Arpit Heights, Subhash Chowk Nagpur - 23217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mitabh Sanyal</text:p>
          </table:table-cell>
          <table:table-cell office:value-type="string" calcext:value-type="string">
            <text:p>Ahemdabad</text:p>
          </table:table-cell>
          <table:table-cell office:value-type="string" calcext:value-type="string">
            <text:p>60, Nitin Apartments, Malad Simla - 17204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sh Nambisan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95, ChandniGunj, Jamnagar - 4521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aazir Chattarak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20, Mansarovar, Pondicherry - 20828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hadaji Dhebar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12, Usha Apartments, Kormangala Ranchi - 444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die Tank 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26, KajolPur, Raipur - 3133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mi Bath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49, Hassan Heights, Akhila Nagar Noida - 39849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ushar Sundaram 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78, Nidhi Villas, Chinchwad Nashik - 1319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hir Bose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35, RehmanGarh, Kolkata- 1648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eera Vala</text:p>
          </table:table-cell>
          <table:table-cell office:value-type="string" calcext:value-type="string">
            <text:p>Ahemdabad</text:p>
          </table:table-cell>
          <table:table-cell office:value-type="string" calcext:value-type="string">
            <text:p>89, Akanksha Villas, Marathahalli Ahmedabad - 12294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avid Zachariah 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34, Sai Chowk, Kanpur - 5332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rayan Kata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38, Harmada, Raipur - 55859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eera Vala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88, Aarushi Chowk, Ludhiana - 54613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rjun Deshpande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47, Animesh Nagar, Vadodara - 25122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eghana Padmanabha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1, Chirag Nagar, Gurgaon - 3965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pna Jaggi 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87, Wafa Chowk, Lucknow - 45186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eghana Mammen </text:p>
          </table:table-cell>
          <table:table-cell office:value-type="string" calcext:value-type="string">
            <text:p>Chennai</text:p>
          </table:table-cell>
          <table:table-cell table:style-name="ce2" office:value-type="string" calcext:value-type="string">
            <text:p>99, AzharGunj, Alwar – 3330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ina Date 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50, Aatif Society, Mansarovar Kanpur - 263302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npreet Sanghvi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32, AabhaPur, Lucknow - 32145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vind Gade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72, Nitin Heights, Kormangala Bhopal - 43051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eghana Bora 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41, Somnath Apartments, Himesh Chowk Thiruvananthapuram - 1275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nita Tata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51, Sara Apartments, Vikhroli Pune - 17079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ogesh Toor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31, Usha Society, KuntiGarh Kanpur - 583889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lita Choudhry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51,Trimurti Chouk,Dhankawdi,Pune-41104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inmay Srinivas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95,Sai society ,gokulnagar,Gurgaon-41102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han Barad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43,Vilas Nagar,Pimpari,Pune-41106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jal Karpe 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40, Nitin Apartments,Swargate,Pune-41103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adama Pradhan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89, Akanksha Villas, Vimannagar,Pune-411054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ejaswani Mathai 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87, Wafa Chowk, Pune - 4518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amini Dubey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33,Lakshmi Chouk,Pune-411067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ukti Sachdev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49, Hassan Heights, Akhila Nagar,Bangalore- 39849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ashid Mannan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43, BharatGunj, Pashan,,Pune- 15109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iran Banik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,Ratnadip Vilas,Katraj,Dehli-4110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33:55.289091809</meta:creation-date>
    <dc:date>2018-09-22T13:32:56.317879336</dc:date>
    <meta:editing-duration>PT41M50S</meta:editing-duration>
    <meta:editing-cycles>2</meta:editing-cycles>
    <meta:generator>LibreOffice/4.2.8.2$Linux_X86_64 LibreOffice_project/420m0$Build-2</meta:generator>
    <meta:document-statistic meta:table-count="1" meta:cell-count="145" meta:object-count="0"/>
  </office:meta>
</office:document-meta>
</file>